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1.913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0.635cm" svg:x="1.143cm" svg:y="2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5" draw:id="id5" draw:layer="layout" svg:width="1.01cm" svg:height="0.802cm" svg:x="1.27cm" svg:y="2.032cm">
          <draw:text-box>
            <text:p><text:span text:style-name="T1">ابتدا</text:span></text:p>
          </draw:text-box>
        </draw:frame>
        <draw:frame draw:style-name="gr2" draw:text-style-name="P2" draw:layer="layout" svg:width="1.776cm" svg:height="0.802cm" svg:x="2.667cm" svg:y="0.889cm">
          <draw:text-box>
            <text:p><text:span text:style-name="T1">پہلا مل گیا</text:span></text:p>
          </draw:text-box>
        </draw:frame>
        <draw:custom-shape draw:style-name="gr1" draw:text-style-name="P1" xml:id="id2" draw:id="id2" draw:layer="layout" svg:width="1.524cm" svg:height="0.635cm" svg:x="2.733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54cm" svg:height="0.802cm" svg:x="5.08cm" svg:y="1.651cm">
          <draw:text-box>
            <text:p><text:span text:style-name="T1">دوسرا مل گیا</text:span></text:p>
          </draw:text-box>
        </draw:frame>
        <draw:custom-shape draw:style-name="gr1" draw:text-style-name="P1" xml:id="id3" draw:id="id3" draw:layer="layout" svg:width="1.905cm" svg:height="0.635cm" svg:x="5.08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54cm" svg:height="0.802cm" svg:x="4.064cm" svg:y="3.302cm">
          <draw:text-box>
            <text:p><text:span text:style-name="T1">تمام مل گئے</text:span></text:p>
          </draw:text-box>
        </draw:frame>
        <draw:custom-shape draw:style-name="gr1" draw:text-style-name="P1" xml:id="id4" draw:id="id4" draw:layer="layout" svg:width="1.905cm" svg:height="0.635cm" svg:x="4.064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78cm" svg:y1="2.159cm" svg:x2="2.733cm" svg:y2="1.333cm" draw:start-shape="id1" draw:start-glue-point="4" draw:end-shape="id2" draw:end-glue-point="6" svg:d="m1778 2159c0-551 318-826 955-826">
          <text:p/>
        </draw:connector>
        <draw:connector draw:style-name="gr4" draw:text-style-name="P1" draw:layer="layout" draw:type="curve" svg:x1="4.257cm" svg:y1="1.333cm" svg:x2="6.032cm" svg:y2="1.778cm" draw:start-shape="id2" draw:start-glue-point="10" draw:end-shape="id3" svg:d="m4257 1333c1184 0 1775 148 1775 445">
          <text:p/>
        </draw:connector>
        <draw:connector draw:style-name="gr4" draw:text-style-name="P1" draw:layer="layout" draw:type="curve" svg:x1="6.033cm" svg:y1="2.413cm" svg:x2="5.016cm" svg:y2="3.429cm" draw:start-shape="id3" draw:start-glue-point="8" draw:end-shape="id4" svg:d="m6033 2413c0 762-1017 254-1017 1016">
          <text:p/>
        </draw:connector>
        <draw:connector draw:style-name="gr4" draw:text-style-name="P1" draw:layer="layout" draw:type="curve" svg:x1="1.329cm" svg:y1="2.252cm" svg:x2="1.143cm" svg:y2="2.476cm" draw:start-shape="id1" draw:start-glue-point="5" draw:end-shape="id1" draw:end-glue-point="6" svg:d="m1329 2252c0-892-344-743-578-465s-359 689 392 689">
          <text:p/>
        </draw:connector>
        <draw:connector draw:style-name="gr4" draw:text-style-name="P1" draw:layer="layout" draw:type="curve" svg:x1="2.956cm" svg:y1="1.558cm" svg:x2="2.413cm" svg:y2="2.476cm" draw:start-shape="id2" draw:start-glue-point="7" draw:end-shape="id1" svg:d="m2956 1558c0 612-181 918-543 918">
          <text:p/>
        </draw:connector>
        <draw:connector draw:style-name="gr4" draw:text-style-name="P1" draw:layer="layout" draw:type="curve" svg:x1="6.706cm" svg:y1="1.871cm" svg:x2="6.985cm" svg:y2="2.095cm" draw:start-shape="id3" draw:start-glue-point="11" draw:end-shape="id3" draw:end-glue-point="10" svg:d="m6706 1871c0-892 390-743 648-465s382 689-369 689">
          <text:p/>
        </draw:connector>
        <draw:connector draw:style-name="gr4" draw:text-style-name="P1" draw:layer="layout" draw:type="curve" svg:x1="4.064cm" svg:y1="3.746cm" svg:x2="1.775cm" svg:y2="2.834cm" draw:start-shape="id4" draw:start-glue-point="6" draw:end-shape="id5" draw:end-glue-point="2" svg:d="m4064 3746c-1526 0-2289-304-2289-9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31T13:04:30</dc:date>
    <dc:creator>kkk </dc:creator>
    <meta:generator>LibreOffice/3.3$Linux LibreOffice_project/330m19$Build-401</meta:generator>
    <meta:editing-duration>PT9H5M56S</meta:editing-duration>
    <meta:editing-cycles>42</meta:editing-cycles>
    <meta:document-statistic meta:object-count="15"/>
  </office:meta>
</office:document-meta>
</file>